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e785" officeooo:paragraph-rsid="0003e785" style:font-size-asian="16pt" style:font-size-complex="16pt"/>
    </style:style>
    <style:style style:name="P2" style:family="paragraph" style:parent-style-name="Standard" style:list-style-name="L2">
      <style:text-properties fo:font-size="16pt" officeooo:rsid="0003e785" officeooo:paragraph-rsid="0003e785" style:font-size-asian="16pt" style:font-size-complex="16pt"/>
    </style:style>
    <style:style style:name="P3" style:family="paragraph" style:parent-style-name="Standard">
      <style:text-properties fo:color="#ce181e" fo:font-size="16pt" officeooo:rsid="0003e785" officeooo:paragraph-rsid="0003e785" style:font-size-asian="16pt" style:font-size-complex="16pt"/>
    </style:style>
    <style:style style:name="P4" style:family="paragraph" style:parent-style-name="Standard">
      <style:text-properties fo:color="#ce181e" fo:font-size="16pt" officeooo:rsid="00050168" officeooo:paragraph-rsid="00050168" style:font-size-asian="16pt" style:font-size-complex="16pt"/>
    </style:style>
    <style:style style:name="P5" style:family="paragraph" style:parent-style-name="Standard" style:list-style-name="L3">
      <style:text-properties fo:color="#000000" fo:font-size="16pt" officeooo:rsid="00050168" officeooo:paragraph-rsid="00050168" style:font-size-asian="16pt" style:font-size-complex="16pt"/>
    </style:style>
    <style:style style:name="P6" style:family="paragraph" style:parent-style-name="Standard" style:list-style-name="L3">
      <style:text-properties fo:color="#000000" fo:font-size="16pt" officeooo:rsid="00069b77" officeooo:paragraph-rsid="00069b77" style:font-size-asian="16pt" style:font-size-complex="16pt"/>
    </style:style>
    <style:style style:name="T1" style:family="text">
      <style:text-properties officeooo:rsid="000501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e listning deomeon</text:p>
      <text:p text:style-name="P3"/>
      <text:list xml:id="list2295288361" text:style-name="L2">
        <text:list-item>
          <text:p text:style-name="P2">f<text:span text:style-name="T1">u</text:span>nctionalities</text:p>
        </text:list-item>
        <text:list-item>
          <text:p text:style-name="P2">fetch_map(locatoion,extent)</text:p>
        </text:list-item>
        <text:list-item>
          <text:p text:style-name="P2">fetch_updates(loc,extent)</text:p>
        </text:list-item>
        <text:list-item>
          <text:p text:style-name="P2">connect(serverip,clientinfo)</text:p>
        </text:list-item>
        <text:list-item>
          <text:p text:style-name="P2">register((serverip,clientinfo)</text:p>
        </text:list-item>
        <text:list-item>
          <text:p text:style-name="P2">requestresources(serverip,clientinfo,resources)</text:p>
        </text:list-item>
        <text:list-item>
          <text:p text:style-name="P2">sendmessage(serverip,clientinformation message)</text:p>
        </text:list-item>
        <text:list-item>
          <text:p text:style-name="P2">login(serverip,clientinfo)</text:p>
        </text:list-item>
        <text:list-item>
          <text:p text:style-name="P2">logout(serverip,clientinfo)</text:p>
        </text:list-item>
      </text:list>
      <text:p text:style-name="P1"/>
      <text:p text:style-name="P1"/>
      <text:p text:style-name="P4">CACHING</text:p>
      <text:p text:style-name="P4"/>
      <text:list xml:id="list559711360" text:style-name="L3">
        <text:list-item>
          <text:p text:style-name="P5">Serialization</text:p>
        </text:list-item>
        <text:list-item>
          <text:p text:style-name="P6">frquently visited shortest path/places</text:p>
        </text:list-item>
        <text:list-item>
          <text:p text:style-name="P6">store personal data,favorates,preference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5:00:16.088445494</meta:creation-date>
    <dc:date>2020-03-16T15:20:52.858112057</dc:date>
    <meta:editing-duration>PT10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34" meta:character-count="418" meta:non-whitespace-character-count="410"/>
  </office:meta>
</office:document-meta>
</file>